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HUTAS LLAMACPONCCA IVA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UTAS LLAMACPONCCA, IVAN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ANCCO FERNANDEZ, JAVI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776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10:4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